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c7d" officeooo:paragraph-rsid="000dfc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plan</text:p>
      <text:p text:style-name="P1"/>
      <text:p text:style-name="P1">I will be developing the landing screen and the login/register screen. The landing screen will give basic information about the surgery and its services as well as contact details etc. The login screen will be functional and allow users to put in their usernames and passwords to gain access to their accounts which will display specific options based on their level of clearance. The register button will allow new patients to be created. It will not allow new doctors or admins to be created. This is only a feature an admin will have access to. This means that no new people with high enough privileges to cause harm can enter the database without the approval of an admin. This increases the security of the system significantly since the only access new patients have is the ability to view their own appointments, book appointments, cancel appointments and log ou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5T11:07:59.326347300</meta:creation-date>
    <dc:date>2025-10-05T11:44:12.333330000</dc:date>
    <meta:editing-duration>PT26M</meta:editing-duration>
    <meta:editing-cycles>1</meta:editing-cycles>
    <meta:document-statistic meta:table-count="0" meta:image-count="0" meta:object-count="0" meta:page-count="1" meta:paragraph-count="2" meta:word-count="150" meta:character-count="888" meta:non-whitespace-character-count="739"/>
    <meta:generator>LibreOffice/25.8.1.1$Windows_X86_64 LibreOffice_project/54047653041915e595ad4e45cccea684809c77b5</meta:generator>
  </office:meta>
</office:document-meta>
</file>